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108a92" officeooo:paragraph-rsid="001c8769"/>
    </style:style>
    <style:style style:name="P2" style:family="paragraph" style:parent-style-name="Standard">
      <style:text-properties style:font-name="Arial" officeooo:rsid="000db4b5" officeooo:paragraph-rsid="001c8769"/>
    </style:style>
    <style:style style:name="P3" style:family="paragraph" style:parent-style-name="Standard">
      <style:text-properties style:font-name="Arial" fo:font-weight="bold" officeooo:rsid="000db4b5" officeooo:paragraph-rsid="001c8769" style:font-weight-asian="bold" style:font-weight-complex="bold"/>
    </style:style>
    <style:style style:name="P4" style:family="paragraph" style:parent-style-name="Text_20_body">
      <style:text-properties style:font-name="Arial" officeooo:rsid="00108a92" officeooo:paragraph-rsid="001c8769"/>
    </style:style>
    <style:style style:name="P5" style:family="paragraph" style:parent-style-name="Text_20_body">
      <style:text-properties officeooo:paragraph-rsid="001c8769"/>
    </style:style>
    <style:style style:name="T1" style:family="text">
      <style:text-properties fo:font-weight="bold" style:font-weight-asian="bold" style:font-weight-complex="bold"/>
    </style:style>
    <style:style style:name="T2" style:family="text">
      <style:text-properties officeooo:rsid="001c8769"/>
    </style:style>
    <style:style style:name="T3" style:family="text">
      <style:text-properties fo:font-weight="normal" officeooo:rsid="001c8769" style:font-weight-asian="normal" style:font-weight-complex="normal"/>
    </style:style>
    <style:style style:name="T4" style:family="text">
      <style:text-properties officeooo:rsid="001e0e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Name:</text:span> <text:span text:style-name="T2">Ben Golightly</text:span></text:p>
      <text:p text:style-name="P2"><text:span text:style-name="T1">Classes Contributed to:</text:span> <text:span text:style-name="T2">OthelloAnimation, OthelloAnimationPane, OthelloAnimationPoint, and enhancements to Othello and ConnectFour to highlight winning peices</text:span></text:p>
      <text:p text:style-name="P3">System Contributed to: </text:p>
      <text:p text:style-name="P3">Subsystems Contributed to: <text:span text:style-name="T3">Game subsystem</text:span></text:p>
      <text:p text:style-name="P3">Tests:</text:p>
      <text:p text:style-name="P2"><text:span text:style-name="T1">Manager Role:</text:span> <text:span text:style-name="T2">Implementation Manager</text:span></text:p>
      <text:p text:style-name="P2"/>
      <text:p text:style-name="P2">Manager Report:</text:p>
      <text:p text:style-name="P2"/>
      <text:p text:style-name="P5"><text:span text:style-name="Default_20_Paragraph_20_Font"><text:span text:style-name="T1">Are we being responsive to customer requests?</text:span></text:span> We have been <text:span text:style-name="T2">ruthless in going through the requirements and making sure that everything is implemented that is practical to implement in the timescale.</text:span></text:p>
      <text:p text:style-name="P5"><text:span text:style-name="Default_20_Paragraph_20_Font"><text:span text:style-name="T1">Is quality of requirements documentation sufficient to guide development?</text:span></text:span> The requirements documentation <text:span text:style-name="T2">is split across several PDFs but with occasional questions for Bob and very careful reading, augmented by feedback from the partial implementation, we are confident that we will have implemented every required feature.</text:span></text:p>
      <text:p text:style-name="P5"><text:span text:style-name="T2">However there is one exception: allowing the user to choose the colour of their own piece was not possible in the code base we inherited. This problem was not solvable without a complete re-engineering of the product, as this was hard coded across dozens of files. To do so would require renegotiating the time-scale for the product release.</text:span></text:p>
      <text:p text:style-name="P4"><text:span text:style-name="Default_20_Paragraph_20_Font"><text:span text:style-name="T1">Do all team members understand requirements?</text:span></text:span> <text:span text:style-name="T2">I have gone through the requirements for things we overlooked, for example the ability to highlight pieces on victory, raised these points, and made sure the features were understood and implemented.</text:span></text:p>
      <text:p text:style-name="P1"/>
      <text:p text:style-name="P1">“<text:span text:style-name="T4">Ben was responsible for adding animation to the Othello game to meet the requested features. This included coordinating with Dan (who implemented animation for Connect Four and the Animation superclass). His solution delivered attractive animations that are performed in sequence when pieces are captured, as specified. He also updated the Othello and Connect Four classes to meet the requirement that the winner's pieces or winning move is highlighted when the game e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15:58:10.199000000</meta:creation-date>
    <dc:date>2014-03-27T16:15:51.966000000</dc:date>
    <meta:editing-duration>PT3M58S</meta:editing-duration>
    <meta:editing-cycles>3</meta:editing-cycles>
    <meta:generator>LibreOffice/4.1.2.3$Windows_x86 LibreOffice_project/40b2d7fde7e8d2d7bc5a449dc65df4d08a7dd38</meta:generator>
    <meta:document-statistic meta:table-count="0" meta:image-count="0" meta:object-count="0" meta:page-count="1" meta:paragraph-count="12" meta:word-count="277" meta:character-count="1877" meta:non-whitespace-character-count="1611"/>
  </office:meta>
</office:document-meta>
</file>